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53F8369D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Serif" svg:font-family="Serif" style:font-adornments="Курсив" style:font-family-generic="roman"/>
    <style:font-face style:name="Monospaced" svg:font-family="Monospaced" style:font-adornments="Обычный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.048cm" fo:margin-right="0cm" fo:text-indent="0cm" style:auto-text-indent="false">
        <style:tab-stops/>
      </style:paragraph-properties>
    </style:style>
    <style:style style:name="P4" style:family="paragraph" style:parent-style-name="code">
      <style:paragraph-properties>
        <style:tab-stops>
          <style:tab-stop style:position="7.976cm"/>
        </style:tab-stops>
      </style:paragraph-properties>
    </style:style>
    <style:style style:name="P5" style:family="paragraph" style:parent-style-name="code">
      <style:paragraph-properties>
        <style:tab-stops>
          <style:tab-stop style:position="8.003cm"/>
        </style:tab-stops>
      </style:paragraph-properties>
    </style:style>
    <style:style style:name="P6" style:family="paragraph" style:parent-style-name="code">
      <style:paragraph-properties>
        <style:tab-stops>
          <style:tab-stop style:position="7.992cm"/>
        </style:tab-stops>
      </style:paragraph-properties>
    </style:style>
    <style:style style:name="P7" style:family="paragraph" style:parent-style-name="code">
      <style:paragraph-properties>
        <style:tab-stops>
          <style:tab-stop style:position="7.969cm"/>
        </style:tab-stops>
      </style:paragraph-properties>
    </style:style>
    <style:style style:name="P8" style:family="paragraph" style:parent-style-name="code">
      <style:paragraph-properties>
        <style:tab-stops>
          <style:tab-stop style:position="8.015cm"/>
        </style:tab-stops>
      </style:paragraph-properties>
    </style:style>
    <style:style style:name="P9" style:family="paragraph" style:parent-style-name="code">
      <style:paragraph-properties>
        <style:tab-stops>
          <style:tab-stop style:position="6.502cm"/>
        </style:tab-stops>
      </style:paragraph-properties>
    </style:style>
    <style:style style:name="P10" style:family="paragraph" style:parent-style-name="code">
      <style:paragraph-properties>
        <style:tab-stops>
          <style:tab-stop style:position="7.424cm"/>
        </style:tab-stops>
      </style:paragraph-properties>
    </style:style>
    <style:style style:name="P11" style:family="paragraph" style:parent-style-name="code">
      <style:paragraph-properties>
        <style:tab-stops>
          <style:tab-stop style:position="8.299cm"/>
        </style:tab-stops>
      </style:paragraph-properties>
    </style:style>
    <style:style style:name="P12" style:family="paragraph" style:parent-style-name="code">
      <style:paragraph-properties>
        <style:tab-stops>
          <style:tab-stop style:position="7.922cm"/>
        </style:tab-stops>
      </style:paragraph-properties>
    </style:style>
    <style:style style:name="P13" style:family="paragraph" style:parent-style-name="code">
      <style:paragraph-properties>
        <style:tab-stops>
          <style:tab-stop style:position="10.783cm"/>
        </style:tab-stops>
      </style:paragraph-properties>
    </style:style>
    <style:style style:name="P14" style:family="paragraph" style:parent-style-name="Heading_20_1">
      <style:paragraph-properties fo:margin-left="0.048cm" fo:margin-right="0cm" fo:text-indent="0cm" style:auto-text-indent="false">
        <style:tab-stops/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0.811cm"/>
          <style:tab-stop style:position="8.498cm" style:type="center"/>
          <style:tab-stop style:position="16.999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Введение</text:h>
      <text:h text:style-name="Heading_20_2" text:outline-level="2">О документе</text:h>
      <text:p text:style-name="P3">Данный документ описывает процедуру восстановления (пример) СУБД ORACLE с нуля из ленточного бекапа (VERITAS NETBACKUP). В данном примере не используется каталог восстановления - другая база ORACLE, только управляющий файл (CONTROLFILE).</text:p>
      <text:p text:style-name="P3">Он не является учебных руководством или чем-то в этом духе, а носит исключительно справочный характер.</text:p>
      <text:p text:style-name="P3">В нем приведен пример восстановления в виде лога с комментариями</text:p>
      <text:h text:style-name="Heading_20_2" text:outline-level="2">Для кого</text:h>
      <text:p text:style-name="Text_20_body">Документ предназначен для администраторов ORACLE.</text:p>
      <text:h text:style-name="Heading_20_2" text:outline-level="2">О сервере</text:h>
      <text:p text:style-name="Text_20_body">Восстановление проходило на сервере LINUX REDHAT v4, который был виртуализирован с использованием VMWare (подойдет и для обычного LINUX сервера).</text:p>
      <text:h text:style-name="Heading_20_2" text:outline-level="2">О базе</text:h>
      <text:p text:style-name="Text_20_body">База была предварительно зарезервирована со следующими характеристиками:</text:p>
      <text:list xml:id="list333741290" text:style-name="L1">
        <text:list-item>
          <text:p text:style-name="P15">ORACLE 10.2.0.2.x</text:p>
        </text:list-item>
        <text:list-item>
          <text:p text:style-name="P15">Использовался «горячее» резервирование СУБД с использованием RMAN</text:p>
        </text:list-item>
        <text:list-item>
          <text:p text:style-name="P15">База находилась в режиме ARCHIVELOG</text:p>
        </text:list-item>
        <text:list-item>
          <text:p text:style-name="P15">В качестве каталога восстановления использовался управляющий файл</text:p>
        </text:list-item>
        <text:list-item>
          <text:p text:style-name="P15">Для резервирования управляющего файла была использована опция AUTOBACKUP</text:p>
        </text:list-item>
        <text:list-item>
          <text:p text:style-name="P15">Для резервирования на ленту использовалось ПО VERITAS NETBACKUP версии 6.5</text:p>
        </text:list-item>
      </text:list>
      <text:h text:style-name="Heading_20_2" text:outline-level="2">Перед восстановлением</text:h>
      <text:p text:style-name="Text_20_body">Перед началом восстанавливая СУБД, должно быть:</text:p>
      <text:list xml:id="list2075512683" text:style-name="L2">
        <text:list-item>
          <text:p text:style-name="P16">Операционная система должна быть уже восстановлена </text:p>
        </text:list-item>
        <text:list-item>
          <text:p text:style-name="P16">Программное обеспечение ORACLE</text:p>
        </text:list-item>
        <text:list-item>
          <text:p text:style-name="P16">Настройки пользователя ORACLE</text:p>
        </text:list-item>
        <text:list-item>
          <text:p text:style-name="P16"><text:span text:style-name="T1">init</text:span><text:span text:style-name="T4">XXX</text:span><text:span text:style-name="T1">.ora</text:span> файлы</text:p>
        </text:list-item>
        <text:list-item>
          <text:p text:style-name="P16">Программное обеспечение VERITAS NETBACKUP и его настройки</text:p>
        </text:list-item>
        <text:list-item>
          <text:p text:style-name="P16">ID восстанавливаемой базы</text:p>
        </text:list-item>
        <text:list-item>
          <text:p text:style-name="P16">Управляющие файлы базы должны быть архивированы при помощи опции AUTOBACKUP на ленту.</text:p>
        </text:list-item>
        <text:list-item>
          <text:p text:style-name="P16">Известны параметры резервирования, как например имя(шаблон) файла для сохранения контрольного файла (controlfile autobackup format for device type 'sbt_tape' to '%F') и где располагаются копии</text:p>
        </text:list-item>
      </text:list>
      <text:p text:style-name="Text_20_body">Все выше перечисленное восстанавливается при помощи файлового бекапа и такого по как ACRONICS TRUE IMAGE или NORTAN GHOST.</text:p>
      <text:h text:style-name="Heading_20_1" text:outline-level="1"><text:soft-page-break/>Краткое описание восстановления</text:h>
      <text:p text:style-name="Text_20_body">Процедура восстановления имеет следующие шаги:</text:p>
      <text:list xml:id="list1386291454" text:style-name="L3">
        <text:list-item>
          <text:p text:style-name="P17">Удалить старые файлы данных, контрольные файлы … и др.</text:p>
          <text:p text:style-name="P17">Это связано, с тем что при восстановлении не проверяется их содержимое а только наличие, и не перезаписывается при наличии оных.</text:p>
        </text:list-item>
        <text:list-item>
          <text:p text:style-name="P17">Для восстановления с ленты (VERITAS NETBACKUP) должны передаваться параметры либо через RMAN, команда SEND; либо через переменные окружения.</text:p>
        </text:list-item>
        <text:list-item>
          <text:p text:style-name="P17">Сначала должен быть восстановлен управляющий файл (CONTROLFILE), при этом база должна быть в режиме NOMOUNT</text:p>
        </text:list-item>
        <text:list-item>
          <text:p text:style-name="P17">После восстановления управляющего файла, база должна быть переведена в режим MOUNT</text:p>
        </text:list-item>
        <text:list-item>
          <text:p text:style-name="P17">В режиме NOMOUNT восстановить файлы данных и архивы журналов.</text:p>
        </text:list-item>
        <text:list-item>
          <text:p text:style-name="P17">Восстановить базу до консистеного состояния (RECOVER DATABASE …)</text:p>
        </text:list-item>
        <text:list-item>
          <text:p text:style-name="P17">Открыть базу в режиме сброса оперативных журналов.</text:p>
        </text:list-item>
        <text:list-item>
          <text:p text:style-name="P17">Перезапустить в нормальном режиме</text:p>
        </text:list-item>
      </text:list>
      <text:h text:style-name="P14" text:outline-level="1">Удаление файлов данных, контрольных, журнальных и логов</text:h>
      <text:p text:style-name="code">[oracle@linux-for-srk oracle]$ <text:span text:style-name="input">sqlplus / as sysdba </text:span></text:p>
      <text:p text:style-name="code"/>
      <text:p text:style-name="code">SQL*Plus: Release 10.2.0.1.0 - Production on Thu Jan 14 12:13:50 2010 </text:p>
      <text:p text:style-name="code"/>
      <text:p text:style-name="code">Copyright (c) 1982, 2005, Oracle. <text:s/>All rights reserved. </text:p>
      <text:p text:style-name="code"/>
      <text:p text:style-name="code"/>
      <text:p text:style-name="code">Connected to: </text:p>
      <text:p text:style-name="code">Oracle Database 10g Enterprise Edition Release 10.2.0.1.0 - Production </text:p>
      <text:p text:style-name="code">With the Partitioning, OLAP and Data Mining options </text:p>
      <text:p text:style-name="code"/>
      <text:p text:style-name="code">SQL&gt; <text:span text:style-name="input">select status from v$instance;</text:span> <text:span text:style-name="comment">Просмотр состояния базы</text:span></text:p>
      <text:p text:style-name="code"/>
      <text:p text:style-name="code">STATUS </text:p>
      <text:p text:style-name="code">------------ </text:p>
      <text:p text:style-name="code">MOUNTED <text:span text:style-name="comment">При монтирована</text:span></text:p>
      <text:p text:style-name="code">SQL&gt; <text:span text:style-name="input">select name from v$datafile</text:span>; <text:span text:style-name="comment">Просмотр расположения файлов данных</text:span></text:p>
      <text:p text:style-name="code"/>
      <text:p text:style-name="code">NAME </text:p>
      <text:p text:style-name="code">-------------------------------------------------------------------------------- </text:p>
      <text:p text:style-name="code">/opt/ora102/oradata/A/system01.dbf </text:p>
      <text:p text:style-name="code">/opt/ora102/oradata/A/undotbs01.dbf </text:p>
      <text:p text:style-name="code">/opt/ora102/oradata/A/sysaux01.dbf </text:p>
      <text:p text:style-name="code">/opt/ora102/oradata/A/users01.dbf </text:p>
      <text:p text:style-name="code">…</text:p>
      <text:p text:style-name="code">SQL&gt; <text:span text:style-name="input">select name from v$archived_log; </text:span><text:span text:style-name="comment">Просмотр расположения файлов архивных жуналов</text:span></text:p>
      <text:p text:style-name="code"/>
      <text:p text:style-name="code">NAME </text:p>
      <text:p text:style-name="code"><text:soft-page-break/>-------------------------------------------------------------------------------- </text:p>
      <text:p text:style-name="code">/opt/ora102/oradata/A/archlogs/1_43734_571317858.dbf </text:p>
      <text:p text:style-name="code">/opt/ora102/oradata/A/archlogs/1_43735_571317858.dbf </text:p>
      <text:p text:style-name="code">/opt/ora102/oradata/A/archlogs/1_43736_571317858.dbf </text:p>
      <text:p text:style-name="code">/opt/ora102/oradata/A/archlogs/1_43737_571317858.dbf </text:p>
      <text:p text:style-name="code">…</text:p>
      <text:p text:style-name="code">SQL&gt; <text:span text:style-name="input">select name from v$controlfile; </text:span><text:span text:style-name="comment">Просмотр расположения контрольных файлов</text:span></text:p>
      <text:p text:style-name="code"/>
      <text:p text:style-name="code">NAME </text:p>
      <text:p text:style-name="code">-------------------------------------------------------------------------------- </text:p>
      <text:p text:style-name="code">/opt/ora102/oradata/A/control01.ctl </text:p>
      <text:p text:style-name="code">/opt/ora102/oradata/A/control02.ctl </text:p>
      <text:p text:style-name="code">/opt/ora102/oradata/A/control03.ctl </text:p>
      <text:p text:style-name="code"/>
      <text:p text:style-name="P8">SQL&gt; <text:span text:style-name="input">select member from v$logfile; </text:span><text:tab/><text:span text:style-name="comment">Просмотр расположения файлов логов</text:span></text:p>
      <text:p text:style-name="code"/>
      <text:p text:style-name="code">MEMBER </text:p>
      <text:p text:style-name="code">-------------------------------------------------------------------------------- </text:p>
      <text:p text:style-name="code">/opt/ora102/oradata/A/redo03.log </text:p>
      <text:p text:style-name="code">/opt/ora102/oradata/A/redo02.log </text:p>
      <text:p text:style-name="code">/opt/ora102/oradata/A/redo01.log </text:p>
      <text:p text:style-name="code">…</text:p>
      <text:p text:style-name="P8">SQL&gt; <text:span text:style-name="input">select name from v$tempfile; </text:span><text:tab/><text:span text:style-name="comment">Просмотр расположения временных файлов</text:span></text:p>
      <text:p text:style-name="code"/>
      <text:p text:style-name="code">NAME </text:p>
      <text:p text:style-name="code">-------------------------------------------------------------------------------- </text:p>
      <text:p text:style-name="code">/opt/ora102/oradata/A/temp01.dbf </text:p>
      <text:p text:style-name="code">…</text:p>
      <text:p text:style-name="P8">SQL&gt; <text:span text:style-name="input">shutdown abort; </text:span><text:tab/><text:span text:style-name="comment">Остановка сервера</text:span></text:p>
      <text:p text:style-name="code">ORACLE instance shut down. </text:p>
      <text:p text:style-name="code">SQL&gt; <text:span text:style-name="input">exit </text:span></text:p>
      <text:p text:style-name="code">Disconnected from Oracle Database 10g Enterprise Edition Release 10.2.0.1.0 - Production </text:p>
      <text:p text:style-name="code">With the Partitioning, OLAP and Data Mining options </text:p>
      <text:p text:style-name="code">oracle@linux-for-srk: </text:p>
      <text:p text:style-name="code">[oracle@linux-for-srk oracle]$ <text:span text:style-name="input">cd /opt/ora102/oradata/A </text:span></text:p>
      <text:p text:style-name="code">[oracle@linux-for-srk A]$ <text:span text:style-name="input">ll </text:span></text:p>
      <text:p text:style-name="code">total 12072404 </text:p>
      <text:p text:style-name="code">drwxrwxrwx <text:s text:c="3"/>2 root <text:s text:c="4"/>root <text:s text:c="7"/>32768 Jan 14 08:08 archlogs </text:p>
      <text:p text:style-name="code">-rw-r----- <text:s text:c="3"/>1 oracle <text:s text:c="2"/>oinstall 1048584192 Jan 14 08:12 ch001.dbf </text:p>
      <text:p text:style-name="code">-rw-r----- <text:s text:c="3"/>1 oracle <text:s text:c="2"/>oinstall 1048584192 Jan 14 08:12 ch001_reorg0.dbf </text:p>
      <text:p text:style-name="code">-rw-r----- <text:s text:c="3"/>1 oracle <text:s text:c="2"/>oinstall 1048584192 Jan 14 08:12 ch005.dbf </text:p>
      <text:p text:style-name="code">-rw-r----- <text:s text:c="3"/>1 oracle <text:s text:c="2"/>oinstall 1048584192 Jan 14 08:12 ch_006.dbf </text:p>
      <text:p text:style-name="code">-rw-r----- <text:s text:c="3"/>1 oracle <text:s text:c="2"/>oinstall 471867392 Jan 14 08:12 ch_but </text:p>
      <text:p text:style-name="code">-rw-r----- <text:s text:c="3"/>1 oracle <text:s text:c="2"/>oinstall 1048584192 Jan 14 08:12 ch_ntm.dbf </text:p>
      <text:p text:style-name="code">-rw-r----- <text:s text:c="3"/>1 oracle <text:s text:c="2"/>oinstall <text:s/>8601600 Jan 14 12:22 control01.ctl </text:p>
      <text:p text:style-name="code">-rw-r----- <text:s text:c="3"/>1 oracle <text:s text:c="2"/>oinstall <text:s/>8601600 Jan 14 12:22 control02.ctl </text:p>
      <text:p text:style-name="code"><text:soft-page-break/>…</text:p>
      <text:p text:style-name="P8">[oracle@linux-for-srk A]$ <text:span text:style-name="input">rm *.dbf </text:span><text:tab/><text:span text:style-name="comment">Удаление файлов</text:span></text:p>
      <text:p text:style-name="code">[oracle@linux-for-srk A]$ <text:span text:style-name="input">rm -f ch_but</text:span> </text:p>
      <text:p text:style-name="code">[oracle@linux-for-srk A]$ <text:span text:style-name="input">rm -f *.ctl </text:span></text:p>
      <text:p text:style-name="code">[oracle@linux-for-srk A]$ <text:span text:style-name="input">rm -f *.log </text:span></text:p>
      <text:p text:style-name="code">[oracle@linux-for-srk A]$ <text:span text:style-name="input">cd archlogs/ </text:span></text:p>
      <text:p text:style-name="code">[oracle@linux-for-srk archlogs]$ <text:span text:style-name="input">ll </text:span></text:p>
      <text:p text:style-name="code">total 3502980 </text:p>
      <text:p text:style-name="code">-rw-r----- <text:s text:c="3"/>1 oracle <text:s text:c="2"/>oinstall <text:s/>9775104 Jan 12 13:05 1_44440_571317858.dbf </text:p>
      <text:p text:style-name="code">-rw-r----- <text:s text:c="3"/>1 oracle <text:s text:c="2"/>oinstall <text:s/>7057408 Jan 12 13:05 1_44441_571317858.dbf </text:p>
      <text:p text:style-name="code">-rw-r----- <text:s text:c="3"/>1 oracle <text:s text:c="2"/>oinstall 10482688 Jan 12 13:05 1_44442_571317858.dbf </text:p>
      <text:p text:style-name="code">-rw-r----- <text:s text:c="3"/>1 oracle <text:s text:c="2"/>oinstall <text:s/>8939008 Jan 12 13:05 1_44443_571317858.dbf </text:p>
      <text:p text:style-name="code">-rw-r----- <text:s text:c="3"/>1 oracle <text:s text:c="2"/>oinstall 10482688 Jan 12 13:05 1_44444_571317858.dbf </text:p>
      <text:p text:style-name="code">…</text:p>
      <text:p text:style-name="P13">[oracle@linux-for-srk archlogs]$ <text:span text:style-name="input">rm -f *.dbf </text:span><text:tab/><text:span text:style-name="comment">Удаление файлов</text:span></text:p>
      <text:p text:style-name="P13">[oracle@linux-for-srk archlogs]$ <text:span text:style-name="input">rm -f md5sum.txt </text:span><text:tab/><text:span text:style-name="comment">Удаление файлов</text:span></text:p>
      <text:h text:style-name="Heading_20_1" text:outline-level="1">Настройка параметров NETBACKUP</text:h>
      <text:p text:style-name="code">[oracle@linux-for-srk A]$ <text:span text:style-name="input">export NB_ORA_SERV=nbmaster.ur.evraz.com </text:span></text:p>
      <text:p text:style-name="P4"><text:span text:style-name="comment"><text:tab/>Указываем расположение сервера NETBACKUP</text:span></text:p>
      <text:p text:style-name="code">[oracle@linux-for-srk A]$ <text:span text:style-name="input">export NB_ORA_CLIENT=ovt-db.ntmk.ru </text:span></text:p>
      <text:p text:style-name="P5"><text:span text:style-name="comment"><text:tab/>Указываем какую копию клиента востанавливать</text:span></text:p>
      <text:h text:style-name="Heading_20_1" text:outline-level="1">Востановление CONTROLFILE</text:h>
      <text:p text:style-name="code">[oracle@linux-for-srk A]$ <text:span text:style-name="input">rman target / </text:span></text:p>
      <text:p text:style-name="code"/>
      <text:p text:style-name="code">Recovery Manager: Release 10.2.0.1.0 - Production on Thu Jan 14 12:27:34 2010 </text:p>
      <text:p text:style-name="code"/>
      <text:p text:style-name="code">Copyright (c) 1982, 2005, Oracle. <text:s/>All rights reserved. </text:p>
      <text:p text:style-name="code"/>
      <text:p text:style-name="code">connected to target database (not started) </text:p>
      <text:p text:style-name="code"/>
      <text:p text:style-name="P7">RMAN&gt; <text:span text:style-name="input">startup nomount </text:span><text:tab/><text:span text:style-name="comment">Запускаем экземпляр</text:span></text:p>
      <text:p text:style-name="code"/>
      <text:p text:style-name="code">Oracle instance started </text:p>
      <text:p text:style-name="code"/>
      <text:p text:style-name="code">Total System Global Area <text:s text:c="3"/>1258291200 bytes </text:p>
      <text:p text:style-name="code"/>
      <text:p text:style-name="code">Fixed Size <text:s text:c="20"/>1219160 bytes </text:p>
      <text:p text:style-name="code">Variable Size <text:s text:c="15"/>402654632 bytes </text:p>
      <text:p text:style-name="code">Database Buffers <text:s text:c="12"/>838860800 bytes </text:p>
      <text:p text:style-name="code">Redo Buffers <text:s text:c="17"/>15556608 bytes </text:p>
      <text:p text:style-name="code"/>
      <text:p text:style-name="P7">RMAN&gt; <text:span text:style-name="input">set dbid=3808941853; </text:span><text:tab/><text:span text:style-name="comment">Указываем ID базы</text:span></text:p>
      <text:p text:style-name="code"/>
      <text:p text:style-name="code"><text:soft-page-break/>executing command: SET DBID </text:p>
      <text:p text:style-name="code"/>
      <text:p text:style-name="code">RMAN&gt; <text:span text:style-name="input">run { </text:span></text:p>
      <text:p text:style-name="code">2&gt; <text:span text:style-name="input">set controlfile autobackup format for device type 'sbt_tape' to '%F'; </text:span></text:p>
      <text:p text:style-name="P5"><text:span text:style-name="comment"><text:tab/>Указываем формат имени бекапов</text:span></text:p>
      <text:p text:style-name="code">3&gt; <text:span text:style-name="input">allocate channel t1 device type 'sbt_tape'; </text:span><text:span text:style-name="comment">и что восстанавливаем с ленты</text:span></text:p>
      <text:p text:style-name="code">4&gt; <text:span text:style-name="input">restore controlfile from autobackup MAXSEQ </text:span><text:span text:style-name="input"><text:span text:style-name="T2">20</text:span></text:span><text:span text:style-name="input"> MAXDAYS </text:span><text:span text:style-name="input"><text:span text:style-name="T2">2</text:span></text:span><text:span text:style-name="input">; </text:span></text:p>
      <text:p text:style-name="P5"><text:tab/><text:span text:style-name="comment">Восстановление controlfile из autobackup'а</text:span></text:p>
      <text:p text:style-name="P5"><text:span text:style-name="comment"><text:tab/>Просомтр за два дня (тек. и пред.) </text:span></text:p>
      <text:p text:style-name="P5"><text:span text:style-name="comment"><text:tab/>и с порядковым номером от 20 до 0</text:span></text:p>
      <text:p text:style-name="code">5&gt; <text:span text:style-name="input">} </text:span></text:p>
      <text:p text:style-name="code"/>
      <text:p text:style-name="code">executing command: SET CONTROLFILE AUTOBACKUP FORMAT </text:p>
      <text:p text:style-name="code">using target database control file instead of recovery catalog </text:p>
      <text:p text:style-name="code"/>
      <text:p text:style-name="code">allocated channel: t1 </text:p>
      <text:p text:style-name="code">channel t1: sid=486 devtype=SBT_TAPE </text:p>
      <text:p text:style-name="code">channel t1: Veritas NetBackup for Oracle - Release 6.5 (2008052301) </text:p>
      <text:p text:style-name="code"/>
      <text:p text:style-name="code">Starting restore at 14-JAN-10 </text:p>
      <text:p text:style-name="code"/>
      <text:p text:style-name="code">channel t1: looking for autobackup on day: 20100114 </text:p>
      <text:p text:style-name="code">channel t1: looking for autobackup on day: 20100113 </text:p>
      <text:p text:style-name="code">channel t1: autobackup found: c-3808941853-20100113-02 <text:span text:style-name="comment">Найден backup контрольного файла</text:span></text:p>
      <text:p text:style-name="code">channel t1: control file restore from autobackup complete </text:p>
      <text:p text:style-name="code">output filename=/opt/ora102/oradata/A/control01.ctl </text:p>
      <text:p text:style-name="code">output filename=/opt/ora102/oradata/A/control02.ctl </text:p>
      <text:p text:style-name="code">output filename=/opt/ora102/oradata/A/control03.ctl </text:p>
      <text:p text:style-name="code">Finished restore at 14-JAN-10 </text:p>
      <text:p text:style-name="code">released channel: t1 </text:p>
      <text:h text:style-name="Heading_20_1" text:outline-level="1">Восстановление файлов данных</text:h>
      <text:p text:style-name="P12">RMAN&gt; <text:span text:style-name="input">alter database mount; </text:span><text:tab/><text:span text:style-name="comment">Монтируем контрольный файл</text:span></text:p>
      <text:p text:style-name="code"/>
      <text:p text:style-name="code">database mounted </text:p>
      <text:p text:style-name="code"/>
      <text:p text:style-name="code">RMAN&gt; <text:span text:style-name="input">run { </text:span></text:p>
      <text:p text:style-name="P12">2&gt; <text:span text:style-name="input">ALLOCATE CHANNEL CH00 TYPE 'SBT_TAPE'; </text:span><text:tab/><text:span text:style-name="comment">Указываем канал восстановления с ленты</text:span></text:p>
      <text:p text:style-name="code">3&gt; <text:span text:style-name="input">SEND 'NB_ORA_SERV=nbmaster.ur.evraz.com, NB_ORA_CLIENT=ovt-db.ntmk.ru'; </text:span></text:p>
      <text:p text:style-name="P12"><text:tab/><text:span text:style-name="comment">Указываем восстановление с кагого сервера</text:span></text:p>
      <text:p text:style-name="P12"><text:span text:style-name="comment"><text:tab/>и копии</text:span></text:p>
      <text:p text:style-name="P12">4&gt; <text:span text:style-name="input">restore database; </text:span><text:tab/><text:span text:style-name="comment">Восстановление файлов данных</text:span></text:p>
      <text:p text:style-name="code">5&gt; <text:span text:style-name="input">} </text:span></text:p>
      <text:p text:style-name="code"/>
      <text:p text:style-name="code">allocated channel: CH00 </text:p>
      <text:p text:style-name="code"><text:soft-page-break/>channel CH00: sid=486 devtype=SBT_TAPE </text:p>
      <text:p text:style-name="code">channel CH00: Veritas NetBackup for Oracle - Release 6.5 (2008052301) </text:p>
      <text:p text:style-name="code"/>
      <text:p text:style-name="code">sent command to channel: CH00 </text:p>
      <text:p text:style-name="code"><text:s/></text:p>
      <text:p text:style-name="code">Starting restore at 14-JAN-10 </text:p>
      <text:p text:style-name="code">Starting implicit crosscheck backup at 14-JAN-10 </text:p>
      <text:p text:style-name="code">Finished implicit crosscheck backup at 14-JAN-10 </text:p>
      <text:p text:style-name="code"/>
      <text:p text:style-name="code">Starting implicit crosscheck copy at 14-JAN-10 </text:p>
      <text:p text:style-name="code">Crosschecked 3 objects </text:p>
      <text:p text:style-name="code">Finished implicit crosscheck copy at 14-JAN-10 </text:p>
      <text:p text:style-name="code"/>
      <text:p text:style-name="code">searching for all files in the recovery area </text:p>
      <text:p text:style-name="code">cataloging files... </text:p>
      <text:p text:style-name="code">no files cataloged </text:p>
      <text:p text:style-name="code"/>
      <text:p text:style-name="code"/>
      <text:p text:style-name="code">channel CH00: starting datafile backupset restore </text:p>
      <text:p text:style-name="code">channel CH00: specifying datafile(s) to restore from backup set </text:p>
      <text:p text:style-name="code">restoring datafile 00002 to /opt/ora102/oradata/A/undotbs01.dbf </text:p>
      <text:p text:style-name="code">restoring datafile 00010 to /opt/ora102/oradata/A/ch001_reorg0.dbf </text:p>
      <text:p text:style-name="code">restoring datafile 00011 to /opt/ora102/oradata/A/ch_but </text:p>
      <text:p text:style-name="code">restoring datafile 00012 to /opt/ora102/oradata/A/prd01.dbf </text:p>
      <text:p text:style-name="code">restoring datafile 00014 to /opt/ora102/oradata/A/system02.dbf </text:p>
      <text:p text:style-name="code">channel CH00: reading from backup piece bk_4050_1_708206418 </text:p>
      <text:p text:style-name="code">channel CH00: restored backup piece 1 </text:p>
      <text:p text:style-name="code">piece handle=bk_4050_1_708206418 tag=HOT_DB_BK_LEVEL0 </text:p>
      <text:p text:style-name="code">channel CH00: restore complete, elapsed time: 00:02:36 </text:p>
      <text:p text:style-name="code">channel CH00: starting datafile backupset restore </text:p>
      <text:p text:style-name="code">channel CH00: specifying datafile(s) to restore from backup set </text:p>
      <text:p text:style-name="code">restoring datafile 00001 to /opt/ora102/oradata/A/system01.dbf </text:p>
      <text:p text:style-name="code">restoring datafile 00004 to /opt/ora102/oradata/A/users01.dbf </text:p>
      <text:p text:style-name="code">restoring datafile 00005 to /opt/ora102/oradata/A/monp01.dbf </text:p>
      <text:p text:style-name="code">restoring datafile 00006 to /opt/ora102/oradata/A/ch001.dbf </text:p>
      <text:p text:style-name="code">restoring datafile 00008 to /opt/ora102/oradata/A/ch_ntm.dbf </text:p>
      <text:p text:style-name="code">channel CH00: reading from backup piece bk_4051_1_708206805 </text:p>
      <text:p text:style-name="code">channel CH00: restored backup piece 1 </text:p>
      <text:p text:style-name="code">piece handle=bk_4051_1_708206805 tag=HOT_DB_BK_LEVEL0 </text:p>
      <text:p text:style-name="code">channel CH00: restore complete, elapsed time: 00:02:17 </text:p>
      <text:p text:style-name="code">channel CH00: starting datafile backupset restore </text:p>
      <text:p text:style-name="code">channel CH00: specifying datafile(s) to restore from backup set </text:p>
      <text:p text:style-name="code">restoring datafile 00003 to /opt/ora102/oradata/A/sysaux01.dbf </text:p>
      <text:p text:style-name="code">restoring datafile 00007 to /opt/ora102/oradata/A/ch005.dbf </text:p>
      <text:p text:style-name="code">restoring datafile 00009 to /opt/ora102/oradata/A/ch_006.dbf </text:p>
      <text:p text:style-name="code">restoring datafile 00013 to /opt/ora102/oradata/A/kgok.dbf </text:p>
      <text:p text:style-name="code"><text:soft-page-break/>restoring datafile 00015 to /opt/ora102/oradata/A/sysaux02.dbf </text:p>
      <text:p text:style-name="code">channel CH00: reading from backup piece bk_4052_1_708207143 </text:p>
      <text:p text:style-name="code">channel CH00: restored backup piece 1 </text:p>
      <text:p text:style-name="code">piece handle=bk_4052_1_708207143 tag=HOT_DB_BK_LEVEL0 </text:p>
      <text:p text:style-name="code">channel CH00: restore complete, elapsed time: 00:01:55 </text:p>
      <text:p text:style-name="code">Finished restore at 14-JAN-10 </text:p>
      <text:p text:style-name="code">released channel: CH00 </text:p>
      <text:h text:style-name="Heading_20_1" text:outline-level="1">Восстановление архивов лог файлов</text:h>
      <text:p text:style-name="code">RMAN&gt; <text:span text:style-name="input">run { </text:span></text:p>
      <text:p text:style-name="P6">2&gt; <text:span text:style-name="input">ALLOCATE CHANNEL CH00 TYPE 'SBT_TAPE'; </text:span><text:tab/><text:span text:style-name="comment">Указываем канал восстановления с ленты</text:span></text:p>
      <text:p text:style-name="code">3&gt; <text:span text:style-name="input">SEND 'NB_ORA_SERV=nbmaster.ur.evraz.com, NB_ORA_CLIENT=ovt-db.ntmk.ru'; </text:span></text:p>
      <text:p text:style-name="P6"><text:span text:style-name="comment"><text:tab/>Указываем восстановление с кагого сервера</text:span></text:p>
      <text:p text:style-name="P6"><text:span text:style-name="comment"><text:tab/>и копии</text:span></text:p>
      <text:p text:style-name="P6">4&gt; <text:span text:style-name="input">restore archivelog all; </text:span><text:tab/><text:span text:style-name="comment">Восстанавливаем архивы журналов</text:span></text:p>
      <text:p text:style-name="code">5&gt; <text:span text:style-name="input">} </text:span></text:p>
      <text:p text:style-name="code"/>
      <text:p text:style-name="code">allocated channel: CH00 </text:p>
      <text:p text:style-name="code">channel CH00: sid=486 devtype=SBT_TAPE </text:p>
      <text:p text:style-name="code">channel CH00: Veritas NetBackup for Oracle - Release 6.5 (2008052301) </text:p>
      <text:p text:style-name="code"/>
      <text:p text:style-name="code">sent command to channel: CH00 </text:p>
      <text:p text:style-name="code"/>
      <text:p text:style-name="code">Starting restore at 14-JAN-10 </text:p>
      <text:p text:style-name="code"/>
      <text:p text:style-name="code">released channel: CH00 </text:p>
      <text:p text:style-name="code">RMAN-00571: =========================================================== </text:p>
      <text:p text:style-name="code">RMAN-00569: =============== ERROR MESSAGE STACK FOLLOWS =============== </text:p>
      <text:p text:style-name="code">RMAN-00571: =========================================================== </text:p>
      <text:p text:style-name="code">RMAN-03002: failure of restore command at 01/14/2010 14:33:03 </text:p>
      <text:p text:style-name="code">RMAN-06026: some targets not found - aborting restore </text:p>
      <text:p text:style-name="code">RMAN-06025: no backup of log thread 1 seq 49617 lowscn 195020129310 found to restore </text:p>
      <text:p text:style-name="code">RMAN-06025: no backup of log thread 1 seq 49616 lowscn 195020124302 found to restore </text:p>
      <text:p text:style-name="code">RMAN-06025: no backup of log thread 1 seq 49615 lowscn 195020123492 found to restore </text:p>
      <text:p text:style-name="code">RMAN-06025: no backup of log thread 1 seq 49614 lowscn 195020122615 found to restore </text:p>
      <text:p text:style-name="code">RMAN-06025: no backup of log thread 1 seq 49613 lowscn 195020096602 found to restore </text:p>
      <text:p text:style-name="code">RMAN-06025: no backup of log thread 1 seq 49612 lowscn 195020096436 found to restore </text:p>
      <text:p text:style-name="code">RMAN-06025: no backup of log thread 1 seq 49611 lowscn 195020096070 found to restore </text:p>
      <text:p text:style-name="code">RMAN-06025: no backup of log thread 1 seq 49610 lowscn 195020094520 found to restore </text:p>
      <text:p text:style-name="code">RMAN-06025: no backup of log thread 1 seq 49609 lowscn 195020015462 found to restore </text:p>
      <text:p text:style-name="code">RMAN-06025: no backup of log thread 1 seq 47106 lowscn 194923662379 found to restore </text:p>
      <text:p text:style-name="code">RMAN-06025: no backup of log thread 1 seq 47105 lowscn 194923622796 found to restore </text:p>
      <text:p text:style-name="code">RMAN-06025: no backup of log thread 1 seq 47104 lowscn 194923585539 found to restore </text:p>
      <text:p text:style-name="code">RMAN-06025: no backup of log thread 1 seq 47103 lowscn 194923516642 found to restore </text:p>
      <text:p text:style-name="code">RMAN-06025: no backup of log thread 1 seq 47102 lowscn 194923433737 found to restore </text:p>
      <text:p text:style-name="code"><text:soft-page-break/>RMAN-06025: no backup of log thread 1 seq 47101 lowscn 194923407552 found to restore </text:p>
      <text:p text:style-name="code">RMAN-06025: no backup of log thread 1 seq 47100 lowscn 194923407020 found to restore </text:p>
      <text:p text:style-name="code">RMAN-06025: no backup of log thread 1 seq 47099 lowscn 194923406447 found to restore </text:p>
      <text:p text:style-name="code">RMAN-06025: no backup of log thread 1 seq 47098 lowscn 194923372174 found to restore </text:p>
      <text:p text:style-name="code">RMAN-06025: no backup of log thread 1 seq 47097 lowscn 194923371925 found to restore </text:p>
      <text:p text:style-name="code">RMAN-06025: no backup of log thread 1 seq 47096 lowscn 194923370829 found to restore </text:p>
      <text:p text:style-name="code">RMAN-06025: no backup of log thread 1 seq 47095 lowscn 194923293899 found to restore </text:p>
      <text:p text:style-name="code">RMAN-06025: no backup of log thread 1 seq 47094 lowscn 194923293294 found to restore </text:p>
      <text:p text:style-name="code">RMAN-06025: no backup of log thread 1 seq 47093 lowscn 194923291676 found to restore </text:p>
      <text:p text:style-name="code">RMAN-06025: no backup of log thread 1 seq 47092 lowscn 194923231818 found to restore </text:p>
      <text:p text:style-name="code">RMAN-06025: no backup of log thread 1 seq 47091 lowscn 194923187768 found to restore </text:p>
      <text:p text:style-name="code">RMAN-06025: no backup of log thread 1 seq 47090 lowscn 194923107353 found to restore </text:p>
      <text:p text:style-name="code">RMAN-06025: no backup of log thread 1 seq 47089 lowscn 194923083353 found to restore </text:p>
      <text:p text:style-name="code">RMAN-06025: no backup of log thread 1 seq 47088 lowscn 194923082045 found to restore </text:p>
      <text:p text:style-name="code">RMAN-06025: no backup of log thread 1 seq 47087 lowscn 194923048591 found to restore </text:p>
      <text:p text:style-name="code">RMAN-06025: no backup of log thread 1 seq 47086 lowscn 194923048050 found to restore </text:p>
      <text:p text:style-name="code">RMAN-06025: no backup of log thread 1 seq 47085 lowscn 194923046469 found to restore </text:p>
      <text:p text:style-name="code">RMAN-06025: no backup of log thread 1 seq 47084 lowscn 194923003570 found to restore </text:p>
      <text:p text:style-name="code">RMAN-06025: no backup of log thread 1 seq 47083 lowscn 194922953230 found to restore </text:p>
      <text:p text:style-name="code">RMAN-06025: no backup of log thread 1 seq 47082 lowscn 194922870872 found to restore </text:p>
      <text:p text:style-name="code">RMAN-06025: no backup of log thread 1 seq 47081 lowscn 194922511196 found to restore </text:p>
      <text:p text:style-name="code">RMAN-06025: no backup of log thread 1 seq 47080 lowscn 194922491509 found to restore </text:p>
      <text:p text:style-name="code">RMAN-06025: no backup of log thread 1 seq 47079 lowscn 194922490914 found to restore </text:p>
      <text:p text:style-name="code">RMAN-06025: no backup of log thread 1 seq 47078 lowscn 194922461570 found to restore </text:p>
      <text:p text:style-name="code">RMAN-06025: no backup of log thread 1 seq 47077 lowscn 194922461271 found to restore </text:p>
      <text:p text:style-name="code">RMAN-06025: no backup of log thread 1 seq 47076 lowscn 194922460026 found to restore </text:p>
      <text:p text:style-name="code">RMAN-06025: no backup of log thread 1 seq 47075 lowscn 194922403618 found to restore </text:p>
      <text:p text:style-name="code">RMAN-06025: no backup of log thread 1 seq 47074 lowscn 194922403034 found to restore </text:p>
      <text:p text:style-name="code">RMAN-06025: no backup of log thread 1 seq 47073 lowscn 194922402475 found to restore </text:p>
      <text:p text:style-name="code">RMAN-06025: no backup of log thread 1 seq 47072 lowscn 194922374535 found to restore </text:p>
      <text:p text:style-name="code">RMAN-06025: no backup of log thread 1 seq 47071 lowscn 194922331673 found to restore </text:p>
      <text:p text:style-name="code">RMAN-06025: no backup of log thread 1 seq 47070 lowscn 194922302995 found to restore </text:p>
      <text:p text:style-name="code">RMAN-06025: no backup of log thread 1 seq 47069 lowscn 194922184245 found to restore </text:p>
      <text:p text:style-name="code">RMAN-06025: no backup of log thread 1 seq 47068 lowscn 194922138356 found to restore </text:p>
      <text:p text:style-name="code">RMAN-06025: no backup of log thread 1 seq 47067 lowscn 194922137590 found to restore </text:p>
      <text:p text:style-name="code">RMAN-06025: no backup of log thread 1 seq 47066 lowscn 194922136875 found to restore </text:p>
      <text:p text:style-name="code">RMAN-06025: no backup of log thread 1 seq 47065 lowscn 194922111280 found to restore </text:p>
      <text:p text:style-name="code">RMAN-06025: no backup of log thread 1 seq 47064 lowscn 194922110621 found to restore </text:p>
      <text:p text:style-name="code">RMAN-06025: no backup of log thread 1 seq 47063 lowscn 194922109652 found to restore </text:p>
      <text:p text:style-name="code">RMAN-06025: no backup of log thread 1 seq 47062 lowscn 194922058340 found to restore </text:p>
      <text:p text:style-name="code"><text:s/>MAN-06025: no backup of log thread 1 seq 47061 lowscn 194921993900 found to </text:p>
      <text:p text:style-name="code">RMAN&gt; <text:span text:style-name="input">spool log to '/home/oracle/backup_list.txt'; </text:span></text:p>
      <text:p text:style-name="P9"><text:tab/><text:span text:style-name="comment">Сохраняем информацию из контрольного файла о бекапах</text:span></text:p>
      <text:p text:style-name="code">RMAN&gt; <text:span text:style-name="input">list backup; </text:span></text:p>
      <text:p text:style-name="code">RMAN&gt; <text:span text:style-name="input">spool log off; </text:span></text:p>
      <text:p text:style-name="code">Spooling for log turned off </text:p>
      <text:p text:style-name="code"><text:soft-page-break/></text:p>
      <text:p text:style-name="code">RMAN&gt; <text:span text:style-name="input">recover database; </text:span><text:span text:style-name="comment">Восстанавливаем базу в консистеное состояние</text:span></text:p>
      <text:p text:style-name="code"/>
      <text:p text:style-name="code">Starting recover at 14-JAN-10 </text:p>
      <text:p text:style-name="code">using channel ORA_DISK_1 </text:p>
      <text:p text:style-name="code"/>
      <text:p text:style-name="code">starting media recovery </text:p>
      <text:p text:style-name="code"/>
      <text:p text:style-name="code">Oracle Error: </text:p>
      <text:p text:style-name="code">ORA-01547: warning: RECOVER succeeded but OPEN RESETLOGS would get error below </text:p>
      <text:p text:style-name="code">ORA-01152: file 1 was not restored from a sufficiently old backup </text:p>
      <text:p text:style-name="code">ORA-01110: data file 1: '/opt/ora102/oradata/A/system01.dbf' </text:p>
      <text:p text:style-name="code"/>
      <text:p text:style-name="code">RMAN-00571: =========================================================== </text:p>
      <text:p text:style-name="code">RMAN-00569: =============== ERROR MESSAGE STACK FOLLOWS =============== </text:p>
      <text:p text:style-name="code">RMAN-00571: =========================================================== </text:p>
      <text:p text:style-name="code">RMAN-03002: failure of recover command at 01/14/2010 14:53:14 </text:p>
      <text:p text:style-name="code">RMAN-06053: unable to perform media recovery because of missing log </text:p>
      <text:p text:style-name="code">RMAN-06025: no backup of log thread 1 seq 49617 lowscn 195020129310 found to restore </text:p>
      <text:p text:style-name="code">RMAN-06025: no backup of log thread 1 seq 49616 lowscn 195020124302 found to restore </text:p>
      <text:p text:style-name="code">RMAN-06025: no backup of log thread 1 seq 49615 lowscn 195020123492 found to restore </text:p>
      <text:p text:style-name="code">RMAN-06025: no backup of log thread 1 seq 49614 lowscn 195020122615 found to restore </text:p>
      <text:p text:style-name="code">RMAN-06025: no backup of log thread 1 seq 49613 lowscn 195020096602 found to restore </text:p>
      <text:p text:style-name="code">RMAN-06025: no backup of log thread 1 seq 49612 lowscn 195020096436 found to restore </text:p>
      <text:p text:style-name="code">RMAN-06025: no backup of log thread 1 seq 49611 lowscn 195020096070 found to restore </text:p>
      <text:p text:style-name="code">RMAN-06025: no backup of log thread 1 seq 49610 lowscn 195020094520 found to restore </text:p>
      <text:p text:style-name="code">RMAN-06025: no backup of log thread 1 seq 49609 lowscn 195020015462 found to restore </text:p>
      <text:p text:style-name="code"><text:span text:style-name="comment">Нет бекапа логов <text:s/>49609...49617</text:span></text:p>
      <text:p text:style-name="code">RMAN-06102: no channel to restore a backup or copy of log thread 1 seq 49608 lowscn 195020015451 </text:p>
      <text:p text:style-name="code">RMAN-06102: no channel to restore a backup or copy of log thread 1 seq 49607 lowscn 195019834505 </text:p>
      <text:p text:style-name="code">RMAN-06102: no channel to restore a backup or copy of log thread 1 seq 49606 lowscn 195019777204 </text:p>
      <text:p text:style-name="code"><text:span text:style-name="comment">Нет канала для восстанавления логов 49606...49608</text:span></text:p>
      <text:p text:style-name="code"/>
      <text:p text:style-name="code">RMAN&gt; <text:span text:style-name="input">run { </text:span></text:p>
      <text:p text:style-name="P10">2&gt; <text:span text:style-name="input">ALLOCATE CHANNEL CH00 TYPE 'SBT_TAPE'; </text:span><text:tab/><text:span text:style-name="comment">Указываем канал восстановления с ленты</text:span></text:p>
      <text:p text:style-name="code">3&gt; <text:span text:style-name="input">SEND 'NB_ORA_SERV=nbmaster.ur.evraz.com, NB_ORA_CLIENT=ovt-db.ntmk.ru'; </text:span></text:p>
      <text:p text:style-name="P10"><text:span text:style-name="comment"><text:tab/>Указываем восстановление с кагого сервера</text:span></text:p>
      <text:p text:style-name="P10"><text:span text:style-name="comment"><text:tab/>и копии</text:span></text:p>
      <text:p text:style-name="code">4&gt; <text:span text:style-name="input">RESTORE ARCHIVELOG SEQUENCE BETWEEN 49606 AND 49608; </text:span></text:p>
      <text:p text:style-name="P10"><text:span text:style-name="comment"><text:tab/>Восстанавливаем архивы жуналов с номерами</text:span></text:p>
      <text:p text:style-name="P10"><text:span text:style-name="comment"><text:tab/>последов. <text:s/>49606, 49607, 49608</text:span></text:p>
      <text:p text:style-name="code">5&gt; <text:span text:style-name="input">} </text:span></text:p>
      <text:p text:style-name="code"/>
      <text:p text:style-name="code">allocated channel: CH00 </text:p>
      <text:p text:style-name="code">channel CH00: sid=489 devtype=SBT_TAPE </text:p>
      <text:p text:style-name="code">channel CH00: Veritas NetBackup for Oracle - Release 6.5 (2008052301) </text:p>
      <text:p text:style-name="code"><text:soft-page-break/></text:p>
      <text:p text:style-name="code">sent command to channel: CH00 </text:p>
      <text:p text:style-name="code"/>
      <text:p text:style-name="code">Starting restore at 14-JAN-10 </text:p>
      <text:p text:style-name="code"><text:s/></text:p>
      <text:p text:style-name="code">channel CH00: starting archive log restore to default destination </text:p>
      <text:p text:style-name="code">channel CH00: restoring archive log </text:p>
      <text:p text:style-name="code">archive log thread=1 sequence=49606 </text:p>
      <text:p text:style-name="code">channel CH00: restoring archive log </text:p>
      <text:p text:style-name="code">archive log thread=1 sequence=49607 </text:p>
      <text:p text:style-name="code">channel CH00: restoring archive log </text:p>
      <text:p text:style-name="code">archive log thread=1 sequence=49608 </text:p>
      <text:p text:style-name="code">channel CH00: reading from backup piece al_4068_1_708208896 </text:p>
      <text:p text:style-name="code">channel CH00: restored backup piece 1 </text:p>
      <text:p text:style-name="code">piece handle=al_4068_1_708208896 tag=TAG20100113T201742 </text:p>
      <text:p text:style-name="code">channel CH00: restore complete, elapsed time: 00:00:57 </text:p>
      <text:p text:style-name="code">Finished restore at 14-JAN-10 </text:p>
      <text:p text:style-name="code">released channel: CH00 </text:p>
      <text:h text:style-name="Heading_20_1" text:outline-level="1">Восстановление на момент последнего архива</text:h>
      <text:p text:style-name="P11">RMAN&gt; <text:span text:style-name="input">recover database until sequence = 49608; </text:span><text:tab/><text:span text:style-name="comment">Восстанавливаем базу на номер </text:span></text:p>
      <text:p text:style-name="P11"><text:span text:style-name="comment"><text:tab/>последнего архива жур. Файла (49608)</text:span></text:p>
      <text:p text:style-name="code"/>
      <text:p text:style-name="code">Starting recover at 14-JAN-10 </text:p>
      <text:p text:style-name="code">using channel ORA_DISK_1 </text:p>
      <text:p text:style-name="code"/>
      <text:p text:style-name="code">starting media recovery </text:p>
      <text:p text:style-name="code"/>
      <text:p text:style-name="code">archive log thread 1 sequence 49606 is already on disk as file /opt/ora102/oradata/A/archlogs/1_49606_571317858.dbf </text:p>
      <text:p text:style-name="code">archive log thread 1 sequence 49607 is already on disk as file /opt/ora102/oradata/A/archlogs/1_49607_571317858.dbf </text:p>
      <text:p text:style-name="code">archive log filename=/opt/ora102/oradata/A/archlogs/1_49606_571317858.dbf thread=1 sequence=49606 </text:p>
      <text:p text:style-name="code">archive log filename=/opt/ora102/oradata/A/archlogs/1_49607_571317858.dbf thread=1 sequence=49607 </text:p>
      <text:p text:style-name="code">media recovery complete, elapsed time: 00:00:04 </text:p>
      <text:p text:style-name="code">Finished recover at 14-JAN-10 </text:p>
      <text:p text:style-name="code"/>
      <text:p text:style-name="P12">RMAN&gt; <text:span text:style-name="input">alter database open resetlogs; </text:span><text:tab/><text:span text:style-name="comment">Открываем базу со сбросом логов</text:span></text:p>
      <text:p text:style-name="code"/>
      <text:p text:style-name="P7"><text:span text:style-name="input">database opened </text:span><text:tab/><text:span text:style-name="comment">Открылась</text:span></text:p>
      <text:p text:style-name="code"/>
      <text:p text:style-name="P7">RMAN&gt; <text:span text:style-name="input">shutdown abort </text:span><text:tab/><text:span text:style-name="comment">Останавливаем</text:span></text:p>
      <text:p text:style-name="code"/>
      <text:p text:style-name="code">Oracle instance shut down </text:p>
      <text:p text:style-name="code"/>
      <text:p text:style-name="code">RMAN&gt; <text:span text:style-name="input">exit</text:span> </text:p>
      <text:p text:style-name="code"><text:soft-page-break/></text:p>
      <text:p text:style-name="code"/>
      <text:p text:style-name="code">Recovery Manager complete. </text:p>
      <text:p text:style-name="code">[oracle@linux-for-srk archlogs]$ <text:span text:style-name="input">sqlplus / as sysdba </text:span></text:p>
      <text:p text:style-name="code"><text:s/></text:p>
      <text:p text:style-name="code">SQL*Plus: Release 10.2.0.1.0 - Production on Thu Jan 14 15:07:10 2010 </text:p>
      <text:p text:style-name="code"/>
      <text:p text:style-name="code">Copyright (c) 1982, 2005, Oracle. <text:s/>All rights reserved. </text:p>
      <text:p text:style-name="code"/>
      <text:p text:style-name="code">Connected to an idle instance. </text:p>
      <text:p text:style-name="code"/>
      <text:p text:style-name="P7">SQL&gt; <text:span text:style-name="input">startup</text:span> <text:tab/><text:span text:style-name="comment">Запускаем в штатном режиме</text:span></text:p>
      <text:p text:style-name="code">ORACLE instance started. </text:p>
      <text:p text:style-name="code"/>
      <text:p text:style-name="code">Total System Global Area 1258291200 bytes </text:p>
      <text:p text:style-name="code">Fixed Size<text:tab/><text:tab/> <text:s text:c="3"/>1219160 bytes </text:p>
      <text:p text:style-name="code">Variable Size<text:tab/><text:tab/> <text:s/>402654632 bytes </text:p>
      <text:p text:style-name="code">Database Buffers<text:tab/> <text:s/>838860800 bytes </text:p>
      <text:p text:style-name="code">Redo Buffers<text:tab/><text:tab/> <text:s text:c="2"/>15556608 bytes </text:p>
      <text:p text:style-name="code">Database mounted. </text:p>
      <text:p text:style-name="code">Database opened. </text:p>
      <text:p text:style-name="code">SQL&gt; <text:span text:style-name="input">shutdown immediate</text:span> </text:p>
      <text:p text:style-name="code">Database closed. </text:p>
      <text:p text:style-name="code">Database dismounted. </text:p>
      <text:p text:style-name="code">ORACLE instance shut down. </text:p>
      <text:p text:style-name="code">SQL&gt; <text:span text:style-name="input">exit</text:span> </text:p>
      <text:p text:style-name="code">Disconnected from Oracle Database 10g Enterprise Edition Release 10.2.0.1.0 - Production </text:p>
      <text:p text:style-name="code">With the Partitioning, OLAP and Data Mining options </text:p>
      <text:h text:style-name="Heading_20_1" text:outline-level="1">Полезные VIEW</text:h>
      <text:p text:style-name="P1">v$datafile</text:p>
      <text:p text:style-name="Text_20_body">Предоставляет информацию о файлов данных</text:p>
      <text:p text:style-name="Text_20_body"/>
      <text:p text:style-name="P1">v$archive_dest</text:p>
      <text:p text:style-name="P2">Информация о месте расположения ARCHIVELOG. Соответствует INIT параметру LOG_ARCHIVE_DEST_<text:span text:style-name="T3">N</text:span></text:p>
      <text:p text:style-name="P2"/>
      <text:p text:style-name="P1">v$archived_log</text:p>
      <text:p text:style-name="P2">Отображает информацию о архивных логах, расположение их и т.д.</text:p>
      <text:p text:style-name="P2"/>
      <text:p text:style-name="P1">v$controlfile</text:p>
      <text:p text:style-name="P2">Отображает информацию о контрольных файлах</text:p>
      <text:p text:style-name="P2"/>
      <text:p text:style-name="P1">v$log</text:p>
      <text:p text:style-name="P2"><text:soft-page-break/>Отображает информацию о оперативных лог групп </text:p>
      <text:p text:style-name="P2"/>
      <text:p text:style-name="P1">v$logfile</text:p>
      <text:p text:style-name="Text_20_body">Отображает информацию о оперативных лог файлах (в группе)</text:p>
      <text:p text:style-name="P2"/>
      <text:p text:style-name="P1">v$pwfile_users</text:p>
      <text:p text:style-name="P2">Информация о PASSWORD файле для SYSDBA</text:p>
      <text:p text:style-name="P2"/>
      <text:p text:style-name="P1">v$tempfile</text:p>
      <text:p text:style-name="P2">Информация о временных файлах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rif" svg:font-family="Serif" style:font-adornments="Курсив" style:font-family-generic="roman"/>
    <style:font-face style:name="Monospaced" svg:font-family="Monospaced" style:font-adornments="Обычный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style:shadow="none" fo:keep-with-next="always"/>
      <style:text-properties style:font-name="Times New Roman1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code" style:family="paragraph" style:parent-style-name="Text_20_body" style:class="text">
      <style:paragraph-properties fo:background-color="#e6e6e6">
        <style:background-image/>
      </style:paragraph-properties>
      <style:text-properties style:font-name="Monospaced"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" style:family="text">
      <style:text-properties fo:color="#355e00" style:font-name="Serif" fo:font-size="8pt" fo:font-style="italic" fo:font-weight="bold" fo:background-color="transparent" style:font-size-asian="10.5pt"/>
    </style:style>
    <style:style style:name="input" style:family="text">
      <style:text-properties fo:color="#000080" style:font-name="Monospaced" fo:font-size="8pt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0.125cm double #000000" style:shadow="none">
        <style:tab-stops>
          <style:tab-stop style:position="0.811cm"/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a xlink:type="simple" xlink:href="http://gocha.org/"><draw:frame draw:style-name="Mfr1" draw:name="HTTP://GOCHA.ORG/" text:anchor-type="paragraph" svg:x="-0.011cm" svg:y="-0.476cm" svg:width="0.829cm" svg:height="0.938cm" draw:z-index="11"><draw:image xlink:href="Pictures/100002010000012C00000153F8369D49.png" xlink:type="simple" xlink:show="embed" xlink:actuate="onLoad"/></draw:frame></draw:a><text:tab/>RESTORE ORACLE NETBACKUP<text:tab/><text:tab/><text:date style:data-style-name="N84" text:date-value="2010-01-18T11:20:12">2010-01-18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cha </meta:initial-creator>
    <meta:creation-date>2010-01-14T11:39:10</meta:creation-date>
    <meta:generator>OpenOffice.org/3.1$Linux OpenOffice.org_project/310m19$Build-9420</meta:generator>
    <dc:date>2010-01-18T11:20:12</dc:date>
    <dc:creator>gocha </dc:creator>
    <meta:editing-duration>PT03H22M14S</meta:editing-duration>
    <meta:editing-cycles>12</meta:editing-cycles>
    <meta:document-statistic meta:table-count="0" meta:image-count="1" meta:object-count="0" meta:page-count="12" meta:paragraph-count="411" meta:word-count="2797" meta:character-count="21743"/>
  </office:meta>
</office:document-meta>
</file>